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NamespaceHandlerTests.property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NamespaceHandlerTests.propertyPlaceholder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NamespaceHandlerTests.propertyPlaceholderSystem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NamespaceHandlerTests.property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xtNamespaceHandlerTests.propertyPlaceholderLocationWithSystemProperty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NamespaceHandlerTests.propertyPlaceholderLocationWithSystemPropertyForMultipl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extNamespaceHandlerTests.propertyPlaceholderEnvironmen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NamespaceHandl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NamespaceHandlerTests.propertyPlaceholderLocationWithSystemPropertyForOn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NamespaceHandlerTests.propertyPlaceholder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